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92000000864E6F993582C23F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378cm" fo:margin-left="-0.764cm" table:align="left" style:writing-mode="lr-tb"/>
    </style:style>
    <style:style style:name="Table1.A" style:family="table-column">
      <style:table-column-properties style:column-width="5.459cm"/>
    </style:style>
    <style:style style:name="Table1.C" style:family="table-column">
      <style:table-column-properties style:column-width="1.085cm"/>
    </style:style>
    <style:style style:name="Table1.D" style:family="table-column">
      <style:table-column-properties style:column-width="4.37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style:min-row-height="0.947cm" fo:keep-together="auto"/>
    </style:style>
    <style:style style:name="Table1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5" style:family="table-row">
      <style:table-row-properties style:min-row-height="1.095cm" fo:keep-together="auto"/>
    </style:style>
    <style:style style:name="Table1.6" style:family="table-row">
      <style:table-row-properties style:min-row-height="0.977cm" fo:keep-together="auto"/>
    </style:style>
    <style:style style:name="Table1.8" style:family="table-row">
      <style:table-row-properties style:min-row-height="1.393cm" fo:keep-together="auto"/>
    </style:style>
    <style:style style:name="Table1.9" style:family="table-row">
      <style:table-row-properties style:min-row-height="2.161cm" fo:keep-together="auto"/>
    </style:style>
    <style:style style:name="Table1.10" style:family="table-row">
      <style:table-row-properties style:min-row-height="0.776cm" fo:keep-together="auto"/>
    </style:style>
    <style:style style:name="Table1.11" style:family="table-row">
      <style:table-row-properties style:min-row-height="1.406cm" fo:keep-together="auto"/>
    </style:style>
    <style:style style:name="Table1.12" style:family="table-row">
      <style:table-row-properties style:min-row-height="0.684cm" fo:keep-together="auto"/>
    </style:style>
    <style:style style:name="Table1.13" style:family="table-row">
      <style:table-row-properties style:min-row-height="0.864cm" fo:keep-together="auto"/>
    </style:style>
    <style:style style:name="Table1.15" style:family="table-row">
      <style:table-row-properties style:min-row-height="2.459cm" fo:keep-together="auto"/>
    </style:style>
    <style:style style:name="Table1.B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P2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8ed666" style:font-weight-asian="normal" style:font-weight-complex="normal"/>
    </style:style>
    <style:style style:name="P3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920453" style:font-weight-asian="normal" style:font-weight-complex="normal"/>
    </style:style>
    <style:style style:name="P4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6e2bb" officeooo:paragraph-rsid="0096e2bb" style:font-weight-asian="normal" style:font-weight-complex="normal"/>
    </style:style>
    <style:style style:name="P5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72cea" officeooo:paragraph-rsid="00972cea" style:font-weight-asian="normal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58ccd7" officeooo:paragraph-rsid="0058ccd7" style:font-weight-asian="normal" style:font-weight-complex="normal"/>
    </style:style>
    <style:style style:name="P7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dbe28" officeooo:paragraph-rsid="008dbe28" style:font-weight-asian="normal" style:font-weight-complex="normal"/>
    </style:style>
    <style:style style:name="P8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2c368" officeooo:paragraph-rsid="0092c36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s" fo:country="AR" fo:font-weight="normal" officeooo:rsid="0093e314" officeooo:paragraph-rsid="0093e31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s" fo:country="AR" fo:font-weight="normal" officeooo:rsid="00337b5a" style:font-weight-asian="normal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17156" officeooo:paragraph-rsid="008ed666" style:font-weight-asian="normal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8ed666" style:font-weight-asian="normal" style:font-weight-complex="bold"/>
    </style:style>
    <style:style style:name="P13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ed666" officeooo:paragraph-rsid="008ed666" style:font-weight-asian="bold" style:font-weight-complex="bold"/>
    </style:style>
    <style:style style:name="P14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ed666" officeooo:paragraph-rsid="00920453" style:font-weight-asian="bold" style:font-weight-complex="bold"/>
    </style:style>
    <style:style style:name="P15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920453" officeooo:paragraph-rsid="00920453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es" fo:country="AR" fo:font-weight="bold" style:font-weight-asian="bold"/>
    </style:style>
    <style:style style:name="P17" style:family="paragraph" style:parent-style-name="Standard">
      <style:paragraph-properties fo:text-align="justify" style:justify-single-word="false" style:snap-to-layout-grid="false"/>
      <style:text-properties fo:language="es" fo:country="AR" fo:font-weight="bold" style:font-weight-asian="bold"/>
    </style:style>
    <style:style style:name="P18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36975e" style:font-weight-asian="bold"/>
    </style:style>
    <style:style style:name="P19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58ccd7" style:font-weight-asian="bold"/>
    </style:style>
    <style:style style:name="P20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9544af" style:font-weight-asian="bold"/>
    </style:style>
    <style:style style:name="P21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5eb117" style:font-weight-asian="bold"/>
    </style:style>
    <style:style style:name="P22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58ccd7" officeooo:paragraph-rsid="0058ccd7" style:font-weight-asian="bold"/>
    </style:style>
    <style:style style:name="P23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ab551" officeooo:paragraph-rsid="009544af" style:font-weight-asian="bold"/>
    </style:style>
    <style:style style:name="P24" style:family="paragraph" style:parent-style-name="Standard">
      <style:paragraph-properties fo:text-align="justify" style:justify-single-word="false"/>
      <style:text-properties fo:language="es" fo:country="AR" fo:font-weight="bold" officeooo:rsid="004b859f" officeooo:paragraph-rsid="004b859f" style:font-weight-asian="bold"/>
    </style:style>
    <style:style style:name="P25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92c368" officeooo:paragraph-rsid="0092c368" style:font-weight-asian="bold"/>
    </style:style>
    <style:style style:name="P26" style:family="paragraph" style:parent-style-name="Standard">
      <style:paragraph-properties fo:text-align="center" style:justify-single-word="false"/>
      <style:text-properties fo:language="es" fo:country="AR" fo:font-weight="bold" style:font-weight-asian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fo:language="es" fo:country="AR" fo:font-weight="bold" style:font-weight-asian="bold"/>
    </style:style>
    <style:style style:name="P28" style:family="paragraph" style:parent-style-name="Standard">
      <style:paragraph-properties fo:text-align="justify" style:justify-single-word="false"/>
      <style:text-properties fo:language="es" fo:country="AR"/>
    </style:style>
    <style:style style:name="P29" style:family="paragraph" style:parent-style-name="Standard">
      <style:paragraph-properties fo:text-align="justify" style:justify-single-word="false" style:snap-to-layout-grid="false"/>
      <style:text-properties fo:language="es" fo:country="AR"/>
    </style:style>
    <style:style style:name="P30" style:family="paragraph" style:parent-style-name="Standard">
      <style:paragraph-properties fo:text-align="justify" style:justify-single-word="false" style:snap-to-layout-grid="false"/>
      <style:text-properties fo:language="es" fo:country="AR" officeooo:paragraph-rsid="0036975e"/>
    </style:style>
    <style:style style:name="P31" style:family="paragraph" style:parent-style-name="Standard">
      <style:paragraph-properties fo:text-align="justify" style:justify-single-word="false" style:snap-to-layout-grid="false"/>
      <style:text-properties fo:language="es" fo:country="AR" officeooo:paragraph-rsid="008ab551"/>
    </style:style>
    <style:style style:name="P32" style:family="paragraph" style:parent-style-name="Standard">
      <style:paragraph-properties fo:text-align="justify" style:justify-single-word="false"/>
      <style:text-properties fo:language="es" fo:country="AR" officeooo:paragraph-rsid="0036975e"/>
    </style:style>
    <style:style style:name="P33" style:family="paragraph" style:parent-style-name="Standard">
      <style:paragraph-properties fo:text-align="justify" style:justify-single-word="false" style:snap-to-layout-grid="false"/>
      <style:text-properties fo:language="es" fo:country="AR" officeooo:rsid="00089de3" officeooo:paragraph-rsid="0036975e"/>
    </style:style>
    <style:style style:name="P34" style:family="paragraph" style:parent-style-name="Standard">
      <style:paragraph-properties fo:text-align="justify" style:justify-single-word="false"/>
      <style:text-properties fo:language="es" fo:country="AR" officeooo:rsid="0009e7d3"/>
    </style:style>
    <style:style style:name="P35" style:family="paragraph" style:parent-style-name="Standard">
      <style:paragraph-properties fo:text-align="justify" style:justify-single-word="false" style:snap-to-layout-grid="false"/>
      <style:text-properties fo:language="es" fo:country="AR" officeooo:rsid="0009e7d3"/>
    </style:style>
    <style:style style:name="P36" style:family="paragraph" style:parent-style-name="Standard">
      <style:paragraph-properties fo:text-align="justify" style:justify-single-word="false"/>
      <style:text-properties fo:language="es" fo:country="AR" officeooo:rsid="008dbe28" officeooo:paragraph-rsid="008dbe28"/>
    </style:style>
    <style:style style:name="P37" style:family="paragraph" style:parent-style-name="Standard">
      <style:paragraph-properties fo:text-align="justify" style:justify-single-word="false" style:snap-to-layout-grid="false"/>
      <style:text-properties fo:font-size="16pt" fo:language="es" fo:country="AR" fo:font-style="italic" fo:font-weight="bold" officeooo:rsid="0009e7d3" style:font-size-asian="16pt" style:font-style-asian="italic" style:font-weight-asian="bold"/>
    </style:style>
    <style:style style:name="P38" style:family="paragraph" style:parent-style-name="Standard">
      <style:paragraph-properties fo:margin-left="0.009cm" fo:margin-right="0.379cm" fo:text-align="justify" style:justify-single-word="false" fo:text-indent="0cm" style:auto-text-indent="false">
        <style:tab-stops/>
      </style:paragraph-properties>
      <style:text-properties fo:language="es" fo:country="AR" fo:font-weight="bold" officeooo:rsid="00100b40" officeooo:paragraph-rsid="001773c2" style:font-weight-asian="bold" style:font-weight-complex="bold"/>
    </style:style>
    <style:style style:name="P39" style:family="paragraph" style:parent-style-name="Standard">
      <style:paragraph-properties fo:margin-left="5.251cm" fo:margin-right="0.376cm" fo:text-align="justify" style:justify-single-word="false" fo:text-indent="-5.251cm" style:auto-text-indent="false" style:snap-to-layout-grid="false"/>
      <style:text-properties fo:language="es" fo:country="AR" fo:font-weight="bold" style:font-weight-asian="bold"/>
    </style:style>
    <style:style style:name="P40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9246c1" officeooo:paragraph-rsid="009246c1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language="es" fo:country="AR" officeooo:rsid="0058ccd7" officeooo:paragraph-rsid="0058ccd7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snap-to-layout-grid="false" style:writing-mode="lr-tb"/>
      <style:text-properties fo:language="es" fo:country="AR" officeooo:rsid="009246c1" officeooo:paragraph-rsid="009246c1"/>
    </style:style>
    <style:style style:name="P43" style:family="paragraph" style:parent-style-name="Texto_20_independiente_20_3">
      <style:paragraph-properties style:snap-to-layout-grid="false"/>
      <style:text-properties fo:language="es" fo:country="AR"/>
    </style:style>
    <style:style style:name="P44" style:family="paragraph" style:parent-style-name="Standard" style:list-style-name="WW8Num8">
      <style:text-properties officeooo:paragraph-rsid="008ed666"/>
    </style:style>
    <style:style style:name="P45" style:family="paragraph" style:parent-style-name="Standard" style:list-style-name="WW8Num8">
      <style:text-properties officeooo:paragraph-rsid="009a319d"/>
    </style:style>
    <style:style style:name="P46" style:family="paragraph" style:parent-style-name="Standard" style:list-style-name="WW8Num8">
      <style:text-properties officeooo:paragraph-rsid="0093e314"/>
    </style:style>
    <style:style style:name="P47" style:family="paragraph" style:parent-style-name="Standard" style:list-style-name="WW8Num8">
      <style:text-properties fo:language="en" fo:country="GB" officeooo:rsid="0041b2fa" officeooo:paragraph-rsid="008ed666"/>
    </style:style>
    <style:style style:name="P48" style:family="paragraph" style:parent-style-name="Standard" style:list-style-name="WW8Num8">
      <style:text-properties fo:language="es" fo:country="AR" officeooo:rsid="0041b2fa"/>
    </style:style>
    <style:style style:name="P49" style:family="paragraph" style:parent-style-name="Standard">
      <style:paragraph-properties fo:text-align="justify" style:justify-single-word="false" style:snap-to-layout-grid="false"/>
      <style:text-properties fo:language="es" fo:country="AR" fo:font-weight="bold" style:font-weight-asian="bold"/>
    </style:style>
    <style:style style:name="P50" style:family="paragraph" style:parent-style-name="Standard">
      <style:paragraph-properties fo:text-align="justify" style:justify-single-word="false"/>
      <style:text-properties fo:language="es" fo:country="AR" officeooo:paragraph-rsid="0036975e"/>
    </style:style>
    <style:style style:name="P51" style:family="paragraph" style:parent-style-name="Standard">
      <style:paragraph-properties fo:margin-left="5.251cm" fo:margin-right="0.376cm" fo:text-align="justify" style:justify-single-word="false" fo:text-indent="-5.251cm" style:auto-text-indent="false" style:snap-to-layout-grid="false"/>
      <style:text-properties fo:language="es" fo:country="AR" fo:font-weight="bold" style:font-weight-asian="bold"/>
    </style:style>
    <style:style style:name="T1" style:family="text">
      <style:text-properties fo:language="es" fo:country="AR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6975e" style:font-weight-asian="bold"/>
    </style:style>
    <style:style style:name="T5" style:family="text">
      <style:text-properties fo:font-weight="bold" officeooo:rsid="0041b2fa" style:font-weight-asian="bold"/>
    </style:style>
    <style:style style:name="T6" style:family="text">
      <style:text-properties fo:font-size="16pt" fo:font-style="italic" fo:font-weight="bold" style:font-size-asian="16pt" style:font-style-asian="italic" style:font-weight-asian="bold"/>
    </style:style>
    <style:style style:name="T7" style:family="text">
      <style:text-properties fo:font-size="16pt" fo:font-style="italic" fo:font-weight="bold" officeooo:rsid="008ab551" style:font-size-asian="16pt" style:font-style-asian="italic" style:font-weight-asian="bold"/>
    </style:style>
    <style:style style:name="T8" style:family="text">
      <style:text-properties officeooo:rsid="00089de3"/>
    </style:style>
    <style:style style:name="T9" style:family="text">
      <style:text-properties officeooo:rsid="0058ccd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8ccd7" style:font-weight-asian="normal" style:font-weight-complex="normal"/>
    </style:style>
    <style:style style:name="T12" style:family="text">
      <style:text-properties fo:font-weight="normal" officeooo:rsid="008ab551" style:font-weight-asian="normal" style:font-weight-complex="normal"/>
    </style:style>
    <style:style style:name="T13" style:family="text">
      <style:text-properties fo:font-weight="normal" officeooo:rsid="00920453" style:font-weight-asian="normal" style:font-weight-complex="normal"/>
    </style:style>
    <style:style style:name="T14" style:family="text">
      <style:text-properties fo:font-weight="normal" officeooo:rsid="0096480f" style:font-weight-asian="normal" style:font-weight-complex="normal"/>
    </style:style>
    <style:style style:name="T15" style:family="text">
      <style:text-properties fo:font-weight="normal" officeooo:rsid="009655a8" style:font-weight-asian="normal" style:font-weight-complex="normal"/>
    </style:style>
    <style:style style:name="T16" style:family="text">
      <style:text-properties fo:font-weight="normal" officeooo:rsid="0096e2bb" style:font-weight-asian="normal" style:font-weight-complex="normal"/>
    </style:style>
    <style:style style:name="T17" style:family="text">
      <style:text-properties officeooo:rsid="0059b77f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8ed666" style:text-blinking="false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9a319d" style:text-blinking="fals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93e314" style:text-blinking="fals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a488a7" style:text-blinking="false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Courier 10 Pitch" fo:font-size="12pt" fo:letter-spacing="normal" fo:language="es" fo:country="AR" fo:font-style="normal" style:text-underline-style="none" fo:font-weight="normal" officeooo:rsid="008ed666" style:text-blinking="false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super 58%" style:font-name="Times New Roman1" fo:font-size="12pt" fo:letter-spacing="normal" fo:language="es" fo:country="AR" fo:font-style="normal" style:text-underline-style="none" fo:font-weight="normal" officeooo:rsid="009a319d" style:text-blinking="false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1" fo:language="es" fo:country="AR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officeooo:rsid="00880ef6"/>
    </style:style>
    <style:style style:name="T26" style:family="text">
      <style:text-properties officeooo:rsid="008ab551"/>
    </style:style>
    <style:style style:name="T27" style:family="text">
      <style:text-properties officeooo:rsid="008c55b7"/>
    </style:style>
    <style:style style:name="T28" style:family="text">
      <style:text-properties officeooo:rsid="009020b7"/>
    </style:style>
    <style:style style:name="T29" style:family="text">
      <style:text-properties officeooo:rsid="00917156"/>
    </style:style>
    <style:style style:name="T30" style:family="text">
      <style:text-properties officeooo:rsid="00920453"/>
    </style:style>
    <style:style style:name="T31" style:family="text">
      <style:text-properties officeooo:rsid="009655a8"/>
    </style:style>
    <style:style style:name="T32" style:family="text">
      <style:text-properties officeooo:rsid="00967b40"/>
    </style:style>
    <style:style style:name="T33" style:family="text">
      <style:text-properties officeooo:rsid="0096e2bb"/>
    </style:style>
    <style:style style:name="T34" style:family="text">
      <style:text-properties officeooo:rsid="0098db2a"/>
    </style:style>
    <style:style style:name="T35" style:family="text">
      <style:text-properties officeooo:rsid="009a319d"/>
    </style:style>
    <style:style style:name="T36" style:family="text">
      <style:text-properties officeooo:rsid="00a42a30"/>
    </style:style>
    <style:style style:name="T37" style:family="text">
      <style:text-properties officeooo:rsid="00a4908b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8"/>
            <text:p text:style-name="P30"><text:span text:style-name="T4">D</text:span><text:span text:style-name="T2">EPARTAMENTO</text:span><text:span text:style-name="T3">:</text:span> <text:span text:style-name="T8">Ingeniería de Computadoras</text:span></text:p>
            <text:p text:style-name="P33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22"/>
            <text:p text:style-name="P19"><text:span text:style-name="T9">ÁREA:</text:span><text:span text:style-name="T11"> </text:span><text:span text:style-name="T14">Sistemas Operativos</text:span></text:p>
            <text:p text:style-name="P6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17"/>
            <text:p text:style-name="P29"><text:span text:style-name="T2">ASIGNATURA</text:span>:<text:span text:style-name="T6"> </text:span><text:span text:style-name="T7">Automatización y Scripting</text:span></text:p>
            <text:p text:style-name="P3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17"/>
            <text:p text:style-name="P20">CARRERA: </text:p>
            <text:p text:style-name="P23">Tecnicatura Universitaria en Administración de Sistemas y Software Libre</text:p>
            <text:p text:style-name="P17"/>
          </table:table-cell>
          <table:covered-table-cell/>
          <table:covered-table-cell/>
          <table:table-cell table:style-name="Table1.A2" office:value-type="string">
            <text:p text:style-name="P17"/>
            <text:p text:style-name="P31"><text:span text:style-name="T2">PLAN</text:span>: <text:span text:style-name="T26">0895/2012</text:span></text:p>
          </table:table-cell>
        </table:table-row>
        <table:table-row table:style-name="Table1.5">
          <table:table-cell table:style-name="Table1.A4" table:number-columns-spanned="3" office:value-type="string">
            <text:p text:style-name="P17"/>
            <text:p text:style-name="P29"><text:span text:style-name="T2">CUATRIMESTRE</text:span>: <text:span text:style-name="T26">Primero</text:span></text:p>
            <text:p text:style-name="P29"/>
          </table:table-cell>
          <table:covered-table-cell/>
          <table:covered-table-cell/>
          <table:table-cell table:style-name="Table1.A2" office:value-type="string">
            <text:p text:style-name="P17"/>
            <text:p text:style-name="P29"><text:span text:style-name="T2">AÑO</text:span>: <text:span text:style-name="T26">2018</text:span></text:p>
            <text:p text:style-name="P28"/>
          </table:table-cell>
        </table:table-row>
        <table:table-row table:style-name="Table1.6">
          <table:table-cell table:style-name="Table1.A2" table:number-columns-spanned="4" office:value-type="string">
            <text:p text:style-name="P17"/>
            <text:p text:style-name="P21">EQUIPO DE CÁTEDRA: <text:s/><text:span text:style-name="T12">Ing. Miriam Lechner, </text:span><text:span text:style-name="T15">Lic. Hugo Fernández</text:span></text:p>
            <text:p text:style-name="P16"/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4" office:value-type="string">
            <text:p text:style-name="P29"><text:span text:style-name="T2"><text:line-break/>HORAS Y HORARIOS DE CLASE TOTALES</text:span>: <text:span text:style-name="T27">64</text:span></text:p>
            <text:p text:style-name="P35"/>
            <text:p text:style-name="P28">HORAS Y HORARIOS DE TEORÍA: <text:span text:style-name="T31">2 hora semanal. Jueves 18hs a 20hs. <text:s/></text:span></text:p>
            <text:p text:style-name="P28">HORAS Y HORARIOS DE LABORATORIO: <text:span text:style-name="T31">2 horas semanales. Viernes 15hs a 17hs. <text:s/></text:span></text:p>
            <text:p text:style-name="P28">HORAS ESTIMADAS EXTRACLASE DE DEDICACION DEL ALUMNO: <text:span text:style-name="T27">6hs.</text:span></text:p>
            <text:p text:style-name="P34"/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4" office:value-type="string">
            <text:p text:style-name="P43"><text:span text:style-name="T2"><text:line-break/>OBJETIVOS DE LA MATERIA</text:span>: </text:p>
            <text:p text:style-name="P43"/>
            <text:p text:style-name="P36"><text:span text:style-name="T32">Conocer</text:span> los principios generales de la programación <text:span text:style-name="T32">de scripts</text:span>. Comprender los conceptos básicos de la “Automatización de Tareas” en la administración de sistemas, utilizando scripts. <text:span text:style-name="T32">Compresión de scripts de sistema existentes. </text:span>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4" office:value-type="string">
            <text:p text:style-name="P17"><text:line-break/>CONTENIDOS MINIMOS (según plan de estudios): </text:p>
            <text:p text:style-name="P17"/>
            <text:p text:style-name="P7">Técnicas y principios de scripting. Comandos Unix/Linux útiles. Programación con scripts para la automatización de tareas.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2" table:number-columns-spanned="4" office:value-type="string">
            <text:p text:style-name="P17"><text:line-break/>PROGRAMA ANALÍTICO:</text:p>
            <text:p text:style-name="P13"/>
            <text:p text:style-name="P13">1<text:span text:style-name="T28">)</text:span> Introducción a la programación de scripts <text:span text:style-name="T28">en BASH</text:span></text:p>
            <text:p text:style-name="P2"><text:span text:style-name="T28">Archivos de configuración. Escritura de programa scripts.</text:span> <text:span text:style-name="T28">Ejecución de scripts. Filosofía UNIX en la programación. Redirección de E/S estándar y error estándar. Pipes. Consideraciones de portabilidad. </text:span></text:p>
            <text:p text:style-name="P2"/>
            <text:p text:style-name="P13"><text:span text:style-name="T28">2)</text:span> <text:span text:style-name="T29">Componentes del Lenguaje de scripts</text:span></text:p>
            <text:p text:style-name="P11">Variables. Utilización de Variables. Alcance de las Variables. Comillas. Palabras Reservadas.</text:p>
            <text:p text:style-name="P4">Estructuras de control: repetitivas, condicionales, case. Funciones y sus argumentos. Bloques de sentencias. Órdenes internas del shell. </text:p>
            <text:p text:style-name="P15"/>
            <text:p text:style-name="P13"><text:span text:style-name="T28">4)</text:span> Scripting avanzado</text:p>
            <text:p text:style-name="P5">Interacción con el usuario: read. Subshell. Listas. Parámetros posicion<text:span text:style-name="T37">al</text:span>es. <text:span text:style-name="T36">Trazado</text:span>. <text:s/><text:span text:style-name="T34">Análisis y comprensión de scripts de sistema. Here documents. </text:span></text:p>
            <text:p text:style-name="P12"/>
            <text:p text:style-name="P14"><text:span text:style-name="T28">5)</text:span> <text:span text:style-name="T30">Ejecución periódica de comandos</text:span></text:p>
            <text:p text:style-name="P14"><text:span text:style-name="T16">Herramientas: </text:span><text:span text:style-name="T13">c</text:span><text:span text:style-name="T10">ron, </text:span><text:span text:style-name="T16">anacron y at. </text:span></text:p>
            <text:p text:style-name="P3"><text:soft-page-break/></text:p>
            <text:p text:style-name="P13"><text:span text:style-name="T28">6)</text:span> <text:span text:style-name="T33">Filtros y otros lenguajes de scripting</text:span></text:p>
            <text:p text:style-name="P4">Expresiones regulares. <text:span text:style-name="T34">Herramienta find.</text:span> Herramienta sed. Familia grep. Lenguajes: awk, perl (usos). </text:p>
            <text:p text:style-name="P38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4" office:value-type="string">
            <text:p text:style-name="P39"/>
            <text:p text:style-name="P39">PROPUESTA METODOLÓGICA: </text:p>
            <text:p text:style-name="P40"/>
            <text:p text:style-name="P42">El contenido de la asignatura se divide en 6 temas, cada uno de ellos consistirá de una <text:span text:style-name="T35">varias clases teóricas</text:span> seguido de clases prácticas. </text:p>
            <text:p text:style-name="P40"/>
            <text:p text:style-name="P40">Clases teóricas: Estas clases tienen un máximo de una hora y media de duración. Se</text:p>
            <text:p text:style-name="P40">exponen los conceptos teóricos apoyados por ejemplos prácticos de programas ya</text:p>
            <text:p text:style-name="P40">verificados.</text:p>
            <text:p text:style-name="P40"/>
            <text:p text:style-name="P40">Clases prácticas: estarán orientadas a resolver ejercicios planteados en la guía de trabajos </text:p>
            <text:p text:style-name="P40">prácticos, donde el alumno deberá aplicar los conceptos aprendidos en las clases teóricas. </text:p>
            <text:p text:style-name="P40"/>
            <text:p text:style-name="P40">Recursos de apoyo a la enseñanza :</text:p>
            <text:p text:style-name="P40">1. Plataforma de Educación a Distancia del Comahue (PEDCO): se la utilizará como </text:p>
            <text:p text:style-name="P40">repositorio de material didáctico y también como herramienta de comunicación entre </text:p>
            <text:p text:style-name="P40">los docentes y alumnos, y entre los alumnos mismos. </text:p>
            <text:p text:style-name="P40">2. Acceso a Internet desde computadoras de la Biblioteca y/o particulares de los alumnos. </text:p>
            <text:p text:style-name="P40">3. Proyector para el dictado de clases </text:p>
            <text:p text:style-name="P24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4" office:value-type="string">
            <text:p text:style-name="P17"/>
            <text:p text:style-name="P17">CONDICIONES DE ACREDITACIÓN Y EVALUACIÓN:</text:p>
            <text:p text:style-name="P25"/>
            <text:p text:style-name="P8">El régimen de acreditación y evaluación permite tanto la aprobación del cursado como de </text:p>
            <text:p text:style-name="P8">promoción de la asignatura. Para aprobar el cursado, el alumno deberá aprobar un examen parcial teórico-práctico y un trabajo obligatorio práctico, o sus instancias de recuperación, con una correctitud mínima del 60%. Para aprobar la promoción, el alumno deberá aprobar el examen parcial y el trabajo obligatorio; o sus instancias de recuperación, con una correctitud mínima del <text:span text:style-name="T35">7</text:span>0%. </text:p>
            <text:p text:style-name="P8">La nota final por promoción será calculada a partir de la media del total de notas obtenidas </text:p>
            <text:p text:style-name="P8">por el alumno. En caso de aprobación del cursado sin promoción, el alumno deberá rendir </text:p>
            <text:p text:style-name="P8">examen final teórico-práctico. </text:p>
            <text:p text:style-name="P8">La asistencia a clases no es obligatoria. </text:p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17"/>
            <text:p text:style-name="P17"><text:span text:style-name="T25">H</text:span>ORARIOS DE CONSULTA DE ALUMNOS:</text:p>
            <text:p text:style-name="P17"/>
            <text:p text:style-name="P9">Según disponibilidad de aulas, horarios acordados con los alumnos. </text:p>
            <text:p text:style-name="P10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17"/>
            <text:p text:style-name="P17">BIBLIOGRAFÍA BÁSICA: </text:p>
            <text:list xml:id="list4110951396" text:style-name="WW8Num8">
              <text:list-header>
                <text:p text:style-name="P44"><text:span text:style-name="Strong_20_Emphasis"><text:span text:style-name="T18"/></text:span></text:p>
              </text:list-header>
              <text:list-item>
                <text:p text:style-name="P44"><text:span text:style-name="Strong_20_Emphasis"><text:span text:style-name="T18">Pagina man</text:span></text:span><text:span text:style-name="Strong_20_Emphasis"><text:span text:style-name="T21">ual en linea </text:span></text:span><text:span text:style-name="Strong_20_Emphasis"><text:span text:style-name="T18">de BASH. </text:span></text:span></text:p>
              </text:list-item>
              <text:list-item>
                <text:p text:style-name="P45"><text:span text:style-name="Strong_20_Emphasis"><text:span text:style-name="T19">Beginning Linux Programming 4</text:span></text:span><text:span text:style-name="Strong_20_Emphasis"><text:span text:style-name="T23">th</text:span></text:span><text:span text:style-name="Strong_20_Emphasis"><text:span text:style-name="T19"> Edition. Neil Matthews. Richard Stones. <text:s/></text:span></text:span></text:p>
              </text:list-item>
              <text:list-item>
                <text:p text:style-name="P44"><text:span text:style-name="Strong_20_Emphasis"><text:span text:style-name="T18">Libro “Bash Guide for Beginners”, de Machtelt Garrels </text:span></text:span></text:p>
              </text:list-item>
              <text:list-item>
                <text:p text:style-name="P44"><text:span text:style-name="Strong_20_Emphasis"><text:span text:style-name="T18">Libro “Advanced Bash-Scripting Guide”, de Mendel Cooper </text:span></text:span></text:p>
                <text:p text:style-name="P44"><text:span text:style-name="Strong_20_Emphasis"><text:span text:style-name="T18">Ambos libros están disponibles en varios formatos diferentes en </text:span></text:span><text:span text:style-name="Strong_20_Emphasis"><text:span text:style-name="T20">Linux Documentation Project Books : </text:span></text:span><text:a xlink:type="simple" xlink:href="http://tldp.org/guides.html" text:style-name="Internet_20_link" text:visited-style-name="Visited_20_Internet_20_Link"><text:span text:style-name="Strong_20_Emphasis"><text:span text:style-name="T22">http://tldp.org/guides.html</text:span></text:span></text:a></text:p>
              </text:list-item>
            </text:list>
            <text:p text:style-name="P32"><text:span text:style-name="T2"/></text:p>
            <text:p text:style-name="P32"><text:span text:style-name="T2">BIBLIOGRAFÍA </text:span><text:span text:style-name="T5">COMPLEMENTARIA</text:span><text:span text:style-name="T2">:</text:span></text:p>
            <text:list xml:id="list220854834944757" text:continue-numbering="true" text:style-name="WW8Num8">
              <text:list-item>
                <text:p text:style-name="P46"><text:span text:style-name="Strong_20_Emphasis"><text:span text:style-name="T18">Libro “El Entorno De Programación Unix”, de Kernighan, y Rob Pike, </text:span></text:span><text:span text:style-name="Strong_20_Emphasis"><text:span text:style-name="T20">editorial Prentice hall, 1995, ISBN-14 978-</text:span></text:span><text:span text:style-name="Strong_20_Emphasis"><text:span text:style-name="T18"> </text:span></text:span><text:span text:style-name="Strong_20_Emphasis"><text:span text:style-name="T20">9688800676</text:span></text:span></text:p>
                <text:p text:style-name="P47"><text:span text:style-name="Strong_20_Emphasis"><text:span text:style-name="T24"/></text:span></text:p>
                <text:p text:style-name="P48"/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e1.15">
          <table:table-cell table:style-name="Table1.A4" office:value-type="string">
            <text:p text:style-name="P27"/>
            <text:p text:style-name="P26"/>
            <text:p text:style-name="P26"/>
            <text:p text:style-name="P26"/>
            <text:p text:style-name="P26"/>
            <text:p text:style-name="P26">FIRMA DEL PROFESOR</text:p>
          </table:table-cell>
          <table:table-cell table:style-name="Table1.B15" office:value-type="string">
            <text:p text:style-name="P26"/>
            <text:p text:style-name="P26"/>
            <text:p text:style-name="P26"/>
            <text:p text:style-name="P26"/>
            <text:p text:style-name="P27">FIRMA DEL DIRECTOR DE DEPARTA<text:span text:style-name="T17">ME</text:span>NTO</text:p>
          </table:table-cell>
          <table:table-cell table:style-name="Table1.C15" table:number-columns-spanned="2" office:value-type="string">
            <text:p text:style-name="P26"/>
            <text:p text:style-name="P26"/>
            <text:p text:style-name="P26"/>
            <text:p text:style-name="P26"/>
            <text:p text:style-name="P27"/>
            <text:p text:style-name="P27">FIRMA DE LA SECRETARIA ACADEMICA</text:p>
          </table:table-cell>
          <table:covered-table-cell/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3" style:display-name="Texto independiente 3" style:family="paragraph" style:parent-style-name="Standard">
      <style:paragraph-properties fo:text-align="justify" style:justify-single-word="false" fo:orphans="0" fo:widows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Letras" style:family="paragraph" style:parent-style-name="Standard">
      <style:text-properties style:font-name="Book Antiqua" fo:font-family="'Book Antiqua'" style:font-family-generic="roman" style:font-pitch="variable" fo:font-size="10pt" style:font-size-asian="10pt" style:font-name-complex="Book Antiqua" style:font-family-complex="'Book Antiqua'" style:font-family-generic-complex="roman" style:font-pitch-complex="variable" style:font-size-complex="10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margin-top="0cm" fo:margin-bottom="0cm" loext:contextual-spacing="false" fo:text-indent="0.6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loext:contextual-spacing="false"/>
    </style:style>
    <style:style style:name="Encabezad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 loext:contextual-spacing="false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 loext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Page_20_Number" style:display-name="Page Number" style:family="text" style:parent-style-name="Fuente_20_de_20_párrafo_20_predeter."/>
    <style:style style:name="Fuente_20_de_20_párrafo_20_predeter." style:display-name="Fuente de párrafo predeter.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MT1" style:family="text">
      <style:text-properties fo:language="es" fo:country="AR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0.999cm" fo:page-height="29.699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19cm" fo:margin-left="0cm" fo:margin-right="0cm" fo:margin-bottom="3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15cm" svg:height="3.03cm" draw:z-index="5"><draw:image xlink:href="Pictures/1000000000000292000000864E6F993582C23F0B.png" xlink:type="simple" xlink:show="embed" xlink:actuate="onLoad" loext:mime-type="image/png"/></draw:frame><draw:frame draw:style-name="Mfr2" draw:name="Frame1" text:anchor-type="char" svg:y="0.002cm" draw:z-index="2"><draw:text-box fo:min-height="0.37cm" fo:min-width="0.041cm"><text:p text:style-name="Header"><text:span text:style-name="Page_20_Number"><text:span text:style-name="MT1"><text:page-number text:select-page="current">3</text:page-number></text:span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dc:title>ÁREA: </dc:title>
    <meta:initial-creator>Laura</meta:initial-creator>
    <meta:creation-date>2010-06-04T16:47:00</meta:creation-date>
    <dc:date>2018-02-27T22:08:54.274982834</dc:date>
    <dc:language>en-US</dc:language>
    <meta:editing-cycles>144</meta:editing-cycles>
    <meta:editing-duration>PT19H54M24S</meta:editing-duration>
    <meta:document-statistic meta:table-count="1" meta:image-count="1" meta:object-count="0" meta:page-count="3" meta:paragraph-count="66" meta:word-count="617" meta:character-count="4238" meta:non-whitespace-character-count="3652"/>
    <meta:user-defined meta:name="Info 1"/>
    <meta:user-defined meta:name="Info 2"/>
    <meta:user-defined meta:name="Info 3"/>
    <meta:user-defined meta:name="Info 4"/>
  </office:meta>
</office:document-meta>
</file>